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5.105cm"/>
    </style:style>
    <style:style style:name="co4" style:family="table-column">
      <style:table-column-properties fo:break-before="auto" style:column-width="2.335cm"/>
    </style:style>
    <style:style style:name="co5" style:family="table-column">
      <style:table-column-properties fo:break-before="auto" style:column-width="4.967cm"/>
    </style:style>
    <style:style style:name="co6" style:family="table-column">
      <style:table-column-properties fo:break-before="auto" style:column-width="4.3cm"/>
    </style:style>
    <style:style style:name="co7" style:family="table-column">
      <style:table-column-properties fo:break-before="auto" style:column-width="3.662cm"/>
    </style:style>
    <style:style style:name="co8" style:family="table-column">
      <style:table-column-properties fo:break-before="auto" style:column-width="2.447cm"/>
    </style:style>
    <style:style style:name="co9" style:family="table-column">
      <style:table-column-properties fo:break-before="auto" style:column-width="2.584cm"/>
    </style:style>
    <style:style style:name="co10" style:family="table-column">
      <style:table-column-properties fo:break-before="auto" style:column-width="3.35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1.349cm" fo:break-before="auto" style:use-optimal-row-height="fals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1.921cm" fo:break-before="auto" style:use-optimal-row-height="false"/>
    </style:style>
    <style:style style:name="ro4" style:family="table-row">
      <style:table-row-properties style:row-height="2.027cm" fo:break-before="auto" style:use-optimal-row-height="false"/>
    </style:style>
    <style:style style:name="ro5" style:family="table-row">
      <style:table-row-properties style:row-height="2.422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shrink-to-fit="fals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11" table:number-columns-repeated="1013" table:default-cell-style-name="ce2"/>
        <table:table-row table:style-name="ro1">
          <table:table-cell office:value-type="string">
            <text:p>Ответственность</text:p>
          </table:table-cell>
          <table:table-cell office:value-type="string">
            <text:p>Приоритет</text:p>
          </table:table-cell>
          <table:table-cell office:value-type="string">
            <text:p>Риск <text:s text:c="9"/></text:p>
          </table:table-cell>
          <table:table-cell office:value-type="string">
            <text:p>Вероятность</text:p>
          </table:table-cell>
          <table:table-cell office:value-type="string">
            <text:p>Условия</text:p>
          </table:table-cell>
          <table:table-cell office:value-type="string">
            <text:p>Последствия</text:p>
          </table:table-cell>
          <table:table-cell office:value-type="string">
            <text:p>Урон</text:p>
          </table:table-cell>
          <table:table-cell office:value-type="string">
            <text:p>Воздействия</text:p>
          </table:table-cell>
          <table:table-cell office:value-type="string">
            <text:p>Тип стратегии</text:p>
          </table:table-cell>
          <table:table-cell office:value-type="string">
            <text:p>Стратегия борьбы</text:p>
          </table:table-cell>
          <table:table-cell office:value-type="string">
            <text:p>Состояние</text:p>
          </table:table-cell>
          <table:table-cell table:number-columns-repeated="1013"/>
        </table:table-row>
        <table:table-row table:style-name="ro2">
          <table:table-cell office:value-type="string">
            <text:p>all</text:p>
          </table:table-cell>
          <table:table-cell office:value-type="float" office:value="3">
            <text:p>3</text:p>
          </table:table-cell>
          <table:table-cell office:value-type="string">
            <text:p>Внесение новых требований</text:p>
          </table:table-cell>
          <table:table-cell office:value-type="string">
            <text:p>Низкая</text:p>
          </table:table-cell>
          <table:table-cell office:value-type="string">
            <text:p>Новые требования от заказчика</text:p>
          </table:table-cell>
          <table:table-cell office:value-type="string">
            <text:p>От внесения малых изменений до глобальных, архитектурных</text:p>
          </table:table-cell>
          <table:table-cell office:value-type="string">
            <text:p>от среднего до катастрофического</text:p>
          </table:table-cell>
          <table:table-cell/>
          <table:table-cell office:value-type="string">
            <text:p>Понижение</text:p>
          </table:table-cell>
          <table:table-cell office:value-type="string">
            <text:p>Дискуссия с заказчиком, использование всей гибкости системы</text:p>
          </table:table-cell>
          <table:table-cell office:value-type="string">
            <text:p>Неактуально</text:p>
          </table:table-cell>
          <table:table-cell table:number-columns-repeated="1013"/>
        </table:table-row>
        <table:table-row table:style-name="ro3">
          <table:table-cell office:value-type="string">
            <text:p>all</text:p>
          </table:table-cell>
          <table:table-cell office:value-type="float" office:value="2">
            <text:p>2</text:p>
          </table:table-cell>
          <table:table-cell office:value-type="string">
            <text:p>Крах системы</text:p>
          </table:table-cell>
          <table:table-cell office:value-type="string">
            <text:p>Средняя</text:p>
          </table:table-cell>
          <table:table-cell office:value-type="string">
            <text:p>Разработка новых требований или исправление багов привели к краху системы</text:p>
          </table:table-cell>
          <table:table-cell office:value-type="string">
            <text:p>Исправление или отказ от проблемных решений</text:p>
          </table:table-cell>
          <table:table-cell office:value-type="string">
            <text:p>средний</text:p>
          </table:table-cell>
          <table:table-cell/>
          <table:table-cell office:value-type="string">
            <text:p>Принятие или понижение</text:p>
          </table:table-cell>
          <table:table-cell office:value-type="string">
            <text:p>Отладка не работающего кода, возвращение к рабочей версии, отказ от неработающего решения</text:p>
          </table:table-cell>
          <table:table-cell office:value-type="string">
            <text:p>Актуально</text:p>
          </table:table-cell>
          <table:table-cell table:number-columns-repeated="1013"/>
        </table:table-row>
        <table:table-row table:style-name="ro4">
          <table:table-cell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Разработка зашла в тупик</text:p>
          </table:table-cell>
          <table:table-cell office:value-type="string">
            <text:p>Низкая</text:p>
          </table:table-cell>
          <table:table-cell office:value-type="string">
            <text:p>Архитектурное решение завело разработку в тупик или показало свою неэффективность</text:p>
          </table:table-cell>
          <table:table-cell office:value-type="string">
            <text:p>Пересмотр архитектуры проекта, создание нового проекта</text:p>
          </table:table-cell>
          <table:table-cell office:value-type="string">
            <text:p>катастрофический</text:p>
          </table:table-cell>
          <table:table-cell/>
          <table:table-cell office:value-type="string">
            <text:p>Понижение</text:p>
          </table:table-cell>
          <table:table-cell office:value-type="string">
            <text:p>Отказ от части функционала, выбор новой архитектуры</text:p>
          </table:table-cell>
          <table:table-cell office:value-type="string">
            <text:p>Неактуально</text:p>
          </table:table-cell>
          <table:table-cell table:number-columns-repeated="1013"/>
        </table:table-row>
        <table:table-row table:style-name="ro5">
          <table:table-cell office:value-type="string">
            <text:p>all</text:p>
          </table:table-cell>
          <table:table-cell office:value-type="float" office:value="4">
            <text:p>4</text:p>
          </table:table-cell>
          <table:table-cell office:value-type="string">
            <text:p>Невозможность члена команды участвовать в разработке проекта</text:p>
          </table:table-cell>
          <table:table-cell office:value-type="string">
            <text:p>Средняя</text:p>
          </table:table-cell>
          <table:table-cell office:value-type="string">
            <text:p>Занятость/состояние здоровья</text:p>
          </table:table-cell>
          <table:table-cell office:value-type="string">
            <text:p>Общая деморализация команды, проблемы с выполнением сроков</text:p>
          </table:table-cell>
          <table:table-cell office:value-type="string">
            <text:p>Высокий</text:p>
          </table:table-cell>
          <table:table-cell/>
          <table:table-cell office:value-type="string">
            <text:p>Принятие </text:p>
          </table:table-cell>
          <table:table-cell office:value-type="string">
            <text:p>Передача работы другому напарнику</text:p>
          </table:table-cell>
          <table:table-cell office:value-type="string">
            <text:p>Актуально</text:p>
          </table:table-cell>
          <table:table-cell table:number-columns-repeated="101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 table:print="false">
        <table:table-column table:style-name="co11" table:default-cell-style-name="Default"/>
        <table:table-row table:style-name="ro6">
          <table:table-cell/>
        </table:table-row>
      </table:table>
      <table:table table:name="Лист3" table:style-name="ta1" table:print="false">
        <table:table-column table:style-name="co1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6.04.2015</text:date>, <text:time>23:43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22:06:29.05</meta:creation-date>
    <dc:date>2015-04-06T23:43:01.83</dc:date>
    <meta:editing-duration>PT12M33S</meta:editing-duration>
    <meta:editing-cycles>1</meta:editing-cycles>
    <meta:document-statistic meta:table-count="3" meta:cell-count="51" meta:object-count="0"/>
    <meta:generator>OpenOffice/4.0.1$Win32 OpenOffice.org_project/401m5$Build-9714</meta:generator>
  </office:meta>
</office:document-meta>
</file>